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3.9535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7<text:span text:style-name="T2">th</text:span> <text:s/>SEPTEMBER 2013 Time : 3.00 PM to 4.00 PM; GMRT conference room,NGK-&gt;NCRA conference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CPK, NMS, SNK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265289886" text:style-name="L1">
              <text:list-item>
                <text:p text:style-name="P8">Discussed plots related to 1 second &amp; 2 seconds command interval in Online_v2.</text:p>
                <text:p text:style-name="P8">CPK suggested if we use dedicated Antenna sub-net overall performance will improve.</text:p>
                <text:p text:style-name="P8">NGK suggested to repeat experiment as well as to put the C03 antenna experiment plots on Incms/Vanilla.</text:p>
                <text:p text:style-name="P8"/>
              </text:list-item>
              <text:list-item>
                <text:p text:style-name="P8">NMS &amp; RRU interfaced GUI with Online_v2. Tested 4 sub-system ( GAB,Sentinel, Front_end, Fiber-optics) of C00 antenna.</text:p>
                <text:p text:style-name="P8">Setting of Controlling bit for Sentinel system tested using test jig by sending control bit from GUI.</text:p>
                <text:p text:style-name="P8">Interfaced GUI is working successfully with Online_v2.</text:p>
                <text:p text:style-name="P8">NMS expressed the need of bigger monitor for GUI development.</text:p>
                <text:p text:style-name="P8">NGK asked to make a list of things which will need to our development &amp; put an indent for the same.</text:p>
                <text:p text:style-name="P8"/>
              </text:list-item>
              <text:list-item>
                <text:p text:style-name="P8">CPK updated next we will get folder for L2 N/W switch from purchase dept.</text:p>
                <text:p text:style-name="P8">Will raise indent for L3 N/W switch.</text:p>
                <text:p text:style-name="P8">Search for Workstation is going on.</text:p>
                <text:p text:style-name="P8"/>
              </text:list-item>
            </text:list>
            <text:p text:style-name="P7"/>
            <text:list xml:id="list470727870" text:continue-numbering="true" text:style-name="L1">
              <text:list-header>
                <text:p text:style-name="P8"/>
                <text:p text:style-name="P8"/>
                <text:p text:style-name="P8"/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9-17T16:28:58</dc:date>
    <dc:creator>teleset </dc:creator>
    <meta:editing-duration>PT22H46M30S</meta:editing-duration>
    <meta:editing-cycles>318</meta:editing-cycles>
    <meta:generator>LibreOffice/3.4$Linux LibreOffice_project/340m1$Build-602</meta:generator>
    <meta:document-statistic meta:table-count="1" meta:image-count="0" meta:object-count="0" meta:page-count="1" meta:paragraph-count="26" meta:word-count="204" meta:character-count="1182" meta:non-whitespace-character-count="992"/>
  </office:meta>
</office:document-meta>
</file>